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3af" officeooo:paragraph-rsid="0011e3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per list</text:p>
      <text:p text:style-name="P1"/>
      <text:p text:style-name="P1">Chowning, John M. <text:span text:style-name="Strong_20_Emphasis">The synthesis of complex audio spectra by means of frequency modulation</text:span>, Computer Music Journal (1977): 46-54.</text:p>
      <text:p text:style-name="P1"/>
      <text:p text:style-name="P1">D. Comaniciu and P. Meer, <text:span text:style-name="Strong_20_Emphasis">Mean shift: a robust approach toward feature space analysis,</text:span> IEEE Transactions on Pattern Analysis and Machine Intelligence, vol. 24, issue 5, pp. 603 - 619, 2002</text:p>
      <text:p text:style-name="P1"/>
      <text:p text:style-name="P1"/>
      <text:p text:style-name="P1"/>
      <text:p text:style-name="P1">Canny, John. <text:span text:style-name="Strong_20_Emphasis">A computational approach to edge detection.</text:span> Pattern Analysis and Machine Intelligence, IEEE Transactions on 6 (1986): 679- 698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8:23:50.979469443</meta:creation-date>
    <dc:date>2017-02-22T00:43:25.611554657</dc:date>
    <meta:editing-duration>PT3H20M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72" meta:character-count="466" meta:non-whitespace-character-count="398"/>
  </office:meta>
</office:document-meta>
</file>